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unnecessary utils/general functions/tools – it’s a bad practice xD</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Turn pseudo code into c++</text:p>
      <text:p text:style-name="Standard">-Create new event system.</text:p>
      <text:p text:style-name="Standard">-Move Linux and Windows .exe to different folders. Right now, after changing the system, you are forced to recompile the whole executable.</text:p>
      <text:p text:style-name="Standard">-Implement dynamic adding and deleting objects and their module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When adding objects, unmark selectedObject - addresses can change.</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soft-page-break/>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soft-page-break/>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soft-page-break/>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6-28T22:37:00Z</dc:date>
    <meta:template xlink:href="Normal.dotm" xlink:type="simple"/>
    <meta:editing-cycles>396</meta:editing-cycles>
    <meta:editing-duration>PT56700S</meta:editing-duration>
    <meta:document-statistic meta:page-count="5" meta:paragraph-count="20" meta:word-count="1538" meta:character-count="10289" meta:row-count="73" meta:non-whitespace-character-count="8771"/>
  </office:meta>
</office:document-meta>
</file>